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1.728cm" style:rel-column-width="45210*"/>
    </style:style>
    <style:style style:name="Tabelle1.B" style:family="table-column">
      <style:table-column-properties style:column-width="5.272cm" style:rel-column-width="2032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paragraph-rsid="00032514"/>
    </style:style>
    <style:style style:name="P2" style:family="paragraph" style:parent-style-name="Standard">
      <style:text-properties style:font-name="Calibri" officeooo:rsid="00032514" officeooo:paragraph-rsid="00032514"/>
    </style:style>
    <style:style style:name="P3" style:family="paragraph" style:parent-style-name="Standard">
      <style:text-properties style:font-name="Calibri" officeooo:rsid="000443db" officeooo:paragraph-rsid="000443db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text-properties style:font-name="Calibri" fo:font-weight="bold" officeooo:rsid="00032514" officeooo:paragraph-rsid="00032514" style:font-weight-asian="bold" style:font-weight-complex="bold"/>
    </style:style>
    <style:style style:name="P6" style:family="paragraph" style:parent-style-name="Table_20_Contents">
      <style:text-properties style:font-name="Calibri" fo:font-weight="bold" officeooo:rsid="00060f92" officeooo:paragraph-rsid="00060f92" style:font-weight-asian="bold" style:font-weight-complex="bold"/>
    </style:style>
    <style:style style:name="T1" style:family="text">
      <style:text-properties officeooo:rsid="00032514"/>
    </style:style>
    <style:style style:name="T2" style:family="text">
      <style:text-properties fo:font-size="16pt" officeooo:rsid="00032514" style:font-size-asian="16pt" style:font-size-complex="16pt"/>
    </style:style>
    <style:style style:name="T3" style:family="text">
      <style:text-properties fo:font-size="16pt" officeooo:rsid="00080005" style:font-size-asian="16pt" style:font-size-complex="16pt"/>
    </style:style>
    <style:style style:name="T4" style:family="text">
      <style:text-properties officeooo:rsid="00060f92"/>
    </style:style>
    <style:style style:name="T5" style:family="text">
      <style:text-properties officeooo:rsid="00083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X-Style</text:span><text:span text:style-name="T1">: Ranking<text:tab/><text:tab/><text:tab/><text:tab/><text:tab/><text:tab/><text:tab/><text:tab/><text:tab/><text:tab/><text:tab/></text:span><text:span text:style-name="T3">EN</text:span></text:p>
      <text:p text:style-name="P2"/>
      <text:p text:style-name="P2">Judge(s): ____________________________________________________ <text:s/><text:span text:style-name="T5">Nr: </text:span>________________</text:p>
      <text:p text:style-name="P2"/>
      <text:p text:style-name="P3">Start <text:span text:style-name="T4">Group</text:span>: ________________________________________________ Dat<text:span text:style-name="T4">e</text:span>: ________________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Name <text:span text:style-name="T4">of the Rider</text:span></text:p>
          </table:table-cell>
          <table:table-cell table:style-name="Tabelle1.B1" office:value-type="string">
            <text:p text:style-name="P6">Rank</text:p>
          </table:table-cell>
        </table:table-row>
        <table:table-row>
          <table:table-cell table:style-name="Tabelle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1.B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22:39:53</meta:creation-date>
    <dc:date>2014-07-30T17:10:16.739279000</dc:date>
    <meta:editing-duration>P0D</meta:editing-duration>
    <meta:editing-cycles>5</meta:editing-cycles>
    <meta:generator>LibreOffice/4.2.5.2$MacOSX_x86 LibreOffice_project/61cb170a04bb1f12e77c884eab9192be736ec5f5</meta:generator>
    <meta:document-statistic meta:table-count="1" meta:image-count="0" meta:object-count="0" meta:page-count="1" meta:paragraph-count="5" meta:word-count="17" meta:character-count="218" meta:non-whitespace-character-count="195"/>
  </office:meta>
</office:document-meta>
</file>